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517400" calcext:value-type="float">
            <text:p>517400</text:p>
          </table:table-cell>
          <table:table-cell office:value-type="float" office:value="461928" calcext:value-type="float">
            <text:p>461928</text:p>
          </table:table-cell>
          <table:table-cell office:value-type="float" office:value="390831" calcext:value-type="float">
            <text:p>390831</text:p>
          </table:table-cell>
          <table:table-cell office:value-type="float" office:value="312825" calcext:value-type="float">
            <text:p>312825</text:p>
          </table:table-cell>
          <table:table-cell office:value-type="float" office:value="314779" calcext:value-type="float">
            <text:p>314779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462242" calcext:value-type="float">
            <text:p>-462242</text:p>
          </table:table-cell>
          <table:table-cell office:value-type="float" office:value="-405941" calcext:value-type="float">
            <text:p>-405941</text:p>
          </table:table-cell>
          <table:table-cell office:value-type="float" office:value="-349127" calcext:value-type="float">
            <text:p>-349127</text:p>
          </table:table-cell>
          <table:table-cell office:value-type="float" office:value="-290324" calcext:value-type="float">
            <text:p>-290324</text:p>
          </table:table-cell>
          <table:table-cell office:value-type="float" office:value="-290308" calcext:value-type="float">
            <text:p>-290308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55158" calcext:value-type="float">
            <text:p>55158</text:p>
          </table:table-cell>
          <table:table-cell office:value-type="float" office:value="55987" calcext:value-type="float">
            <text:p>55987</text:p>
          </table:table-cell>
          <table:table-cell office:value-type="float" office:value="41704" calcext:value-type="float">
            <text:p>41704</text:p>
          </table:table-cell>
          <table:table-cell office:value-type="float" office:value="22501" calcext:value-type="float">
            <text:p>22501</text:p>
          </table:table-cell>
          <table:table-cell office:value-type="float" office:value="24471" calcext:value-type="float">
            <text:p>24471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5712" calcext:value-type="float">
            <text:p>45712</text:p>
          </table:table-cell>
          <table:table-cell office:value-type="float" office:value="41280" calcext:value-type="float">
            <text:p>41280</text:p>
          </table:table-cell>
          <table:table-cell office:value-type="float" office:value="29795" calcext:value-type="float">
            <text:p>29795</text:p>
          </table:table-cell>
          <table:table-cell office:value-type="float" office:value="9098" calcext:value-type="float">
            <text:p>9098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63" calcext:value-type="float">
            <text:p>1,63</text:p>
          </table:table-cell>
          <table:table-cell office:value-type="float" office:value="1.47" calcext:value-type="float">
            <text:p>1,47</text:p>
          </table:table-cell>
          <table:table-cell office:value-type="float" office:value="1.06" calcext:value-type="float">
            <text:p>1,06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28000000" calcext:value-type="float">
            <text:p>280000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03269" calcext:value-type="float">
            <text:p>103269</text:p>
          </table:table-cell>
          <table:table-cell office:value-type="float" office:value="86988" calcext:value-type="float">
            <text:p>86988</text:p>
          </table:table-cell>
          <table:table-cell office:value-type="float" office:value="69825" calcext:value-type="float">
            <text:p>69825</text:p>
          </table:table-cell>
          <table:table-cell office:value-type="float" office:value="58908" calcext:value-type="float">
            <text:p>58908</text:p>
          </table:table-cell>
          <table:table-cell office:value-type="float" office:value="54787" calcext:value-type="float">
            <text:p>54787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98332" calcext:value-type="float">
            <text:p>198332</text:p>
          </table:table-cell>
          <table:table-cell office:value-type="float" office:value="180670" calcext:value-type="float">
            <text:p>180670</text:p>
          </table:table-cell>
          <table:table-cell office:value-type="float" office:value="135971" calcext:value-type="float">
            <text:p>135971</text:p>
          </table:table-cell>
          <table:table-cell office:value-type="float" office:value="127140" calcext:value-type="float">
            <text:p>127140</text:p>
          </table:table-cell>
          <table:table-cell office:value-type="float" office:value="126944" calcext:value-type="float">
            <text:p>126944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301600" calcext:value-type="float">
            <text:p>301600</text:p>
          </table:table-cell>
          <table:table-cell office:value-type="float" office:value="267658" calcext:value-type="float">
            <text:p>267658</text:p>
          </table:table-cell>
          <table:table-cell office:value-type="float" office:value="205796" calcext:value-type="float">
            <text:p>205796</text:p>
          </table:table-cell>
          <table:table-cell office:value-type="float" office:value="186048" calcext:value-type="float">
            <text:p>186048</text:p>
          </table:table-cell>
          <table:table-cell office:value-type="float" office:value="181732" calcext:value-type="float">
            <text:p>181732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49796" calcext:value-type="float">
            <text:p>149796</text:p>
          </table:table-cell>
          <table:table-cell office:value-type="float" office:value="117912" calcext:value-type="float">
            <text:p>117912</text:p>
          </table:table-cell>
          <table:table-cell office:value-type="float" office:value="86016" calcext:value-type="float">
            <text:p>86016</text:p>
          </table:table-cell>
          <table:table-cell office:value-type="float" office:value="67550" calcext:value-type="float">
            <text:p>67550</text:p>
          </table:table-cell>
          <table:table-cell office:value-type="float" office:value="81444" calcext:value-type="float">
            <text:p>81444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51804" calcext:value-type="float">
            <text:p>151804</text:p>
          </table:table-cell>
          <table:table-cell office:value-type="float" office:value="149746" calcext:value-type="float">
            <text:p>149746</text:p>
          </table:table-cell>
          <table:table-cell office:value-type="float" office:value="119780" calcext:value-type="float">
            <text:p>119780</text:p>
          </table:table-cell>
          <table:table-cell office:value-type="float" office:value="118498" calcext:value-type="float">
            <text:p>118498</text:p>
          </table:table-cell>
          <table:table-cell office:value-type="float" office:value="100288" calcext:value-type="float">
            <text:p>100288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301600" calcext:value-type="float">
            <text:p>301600</text:p>
          </table:table-cell>
          <table:table-cell office:value-type="float" office:value="267658" calcext:value-type="float">
            <text:p>267658</text:p>
          </table:table-cell>
          <table:table-cell office:value-type="float" office:value="205796" calcext:value-type="float">
            <text:p>205796</text:p>
          </table:table-cell>
          <table:table-cell office:value-type="float" office:value="186048" calcext:value-type="float">
            <text:p>186048</text:p>
          </table:table-cell>
          <table:table-cell office:value-type="float" office:value="181732" calcext:value-type="float">
            <text:p>1817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0:32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4.2.2$Windows_X86_64 LibreOffice_project/22b09f6418e8c2d508a9eaf86b2399209b0990f4</meta:generator>
    <dc:date>2017-11-22T12:00:45.72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